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4.402cm" fo:min-width="17.788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16.7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5.21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0.422cm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16.772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401cm" fo:min-width="16.137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782cm" fo:min-width="3.691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2.29cm" fo:min-width="6.104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3.433cm" fo:min-width="8.39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4.068cm" fo:min-width="4.707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2.544cm" fo:min-width="4.199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671cm" fo:min-width="7.374cm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1.782cm" fo:min-width="3.564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2.544cm" fo:min-width="3.818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544cm" fo:min-width="8.136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4.068cm" fo:min-width="5.85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2.671cm" fo:min-width="6.1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24.652cm" svg:x="1.356cm" svg:y="4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764cm" svg:height="1.143cm" svg:x="2.143cm" svg:y="2.397cm">
          <draw:text-box>
            <text:p>Node’s Architecture</text:p>
          </draw:text-box>
        </draw:frame>
        <draw:custom-shape draw:style-name="gr3" draw:text-style-name="P1" draw:layer="layout" svg:width="17.272cm" svg:height="2.794cm" svg:x="1.889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057cm" svg:height="0.962cm" svg:x="9.472cm" svg:y="5.572cm">
          <draw:text-box>
            <text:p>IPFS</text:p>
          </draw:text-box>
        </draw:frame>
        <draw:custom-shape draw:style-name="gr5" draw:text-style-name="P1" draw:layer="layout" svg:width="5.715cm" svg:height="2.794cm" svg:x="2.016cm" svg:y="25.25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35cm" svg:height="1.673cm" svg:x="2.524cm" svg:y="25.892cm">
          <draw:text-box>
            <text:p>Source Code Repository</text:p>
          </draw:text-box>
        </draw:frame>
        <draw:line draw:style-name="gr7" draw:text-style-name="P3" draw:layer="layout" svg:x1="4.81cm" svg:y1="25.257cm" svg:x2="4.937cm" svg:y2="7.35cm">
          <text:p/>
        </draw:line>
        <draw:custom-shape draw:style-name="gr8" draw:text-style-name="P1" draw:layer="layout" svg:width="5.334cm" svg:height="2.032cm" svg:x="13.827cm" svg:y="9.509cm">
          <text:p text:style-name="P1">Source Code</text:p>
          <text:p text:style-name="P1">Change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494cm" svg:y1="7.35cm" svg:x2="16.494cm" svg:y2="9.509cm">
          <text:p/>
        </draw:line>
        <draw:custom-shape draw:style-name="gr8" draw:text-style-name="P1" draw:layer="layout" svg:width="5.334cm" svg:height="2.032cm" svg:x="8.239cm" svg:y="9.509cm">
          <text:p text:style-name="P1">Vote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906cm" svg:y1="7.35cm" svg:x2="10.906cm" svg:y2="9.509cm">
          <text:p/>
        </draw:line>
        <draw:custom-shape draw:style-name="gr9" draw:text-style-name="P1" draw:layer="layout" svg:width="10.922cm" svg:height="2.54cm" svg:x="8.239cm" svg:y="17.51cm">
          <text:p text:style-name="P1">Test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033cm" svg:y1="11.541cm" svg:x2="13.954cm" svg:y2="12.43cm">
          <text:p/>
        </draw:line>
        <draw:line draw:style-name="gr10" draw:text-style-name="P3" draw:layer="layout" svg:x1="16.494cm" svg:y1="11.541cm" svg:x2="13.954cm" svg:y2="12.43cm">
          <text:p/>
        </draw:line>
        <draw:line draw:style-name="gr11" draw:text-style-name="P3" draw:layer="layout" svg:x1="13.827cm" svg:y1="14.97cm" svg:x2="13.827cm" svg:y2="17.51cm">
          <text:p text:style-name="P1">Won</text:p>
        </draw:line>
        <draw:custom-shape draw:style-name="gr9" draw:text-style-name="P1" draw:layer="layout" svg:width="10.922cm" svg:height="2.54cm" svg:x="8.098cm" svg:y="12.395cm">
          <text:p text:style-name="P1">Electio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3.827cm" svg:y1="20.05cm" svg:x2="4.81cm" svg:y2="25.257cm">
          <text:p text:style-name="P1"/>
        </draw:line>
        <draw:line draw:style-name="gr10" draw:text-style-name="P3" draw:layer="layout" svg:x1="13.827cm" svg:y1="20.05cm" svg:x2="13.827cm" svg:y2="25.13cm">
          <text:p/>
        </draw:line>
        <draw:custom-shape draw:style-name="gr12" draw:text-style-name="P1" draw:layer="layout" svg:width="8.509cm" svg:height="2.54cm" svg:x="9.509cm" svg:y="25.13cm">
          <text:p text:style-name="P1">Executio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8.288cm" svg:height="24.652cm" svg:x="1.356cm" svg:y="4.0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272cm" svg:height="2.794cm" svg:x="1.889cm" svg:y="4.556cm">
          <text:p text:style-name="P1">IP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6.637cm" svg:height="1.651cm" svg:x="2.016cm" svg:y="1.635cm">
          <text:p text:style-name="P1">Execution Nod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191cm" svg:height="2.032cm" svg:x="7.477cm" svg:y="11.668cm">
          <text:p text:style-name="P1">CID of current</text:p>
          <text:p text:style-name="P1"><text:s/>Source Code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494cm" svg:y1="7.35cm" svg:x2="16.494cm" svg:y2="11.414cm">
          <text:p/>
        </draw:line>
        <draw:custom-shape draw:style-name="gr16" draw:text-style-name="P1" draw:layer="layout" svg:width="6.604cm" svg:height="2.54cm" svg:x="12.43cm" svg:y="11.414cm">
          <text:p text:style-name="P1">Source Repository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5.605cm" svg:y1="13.954cm" svg:x2="15.605cm" svg:y2="23.225cm">
          <text:p/>
        </draw:line>
        <draw:custom-shape draw:style-name="gr17" draw:text-style-name="P1" draw:layer="layout" svg:width="8.89cm" svg:height="3.683cm" svg:x="10.271cm" svg:y="23.225cm">
          <text:p text:style-name="P1">Buil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271cm" svg:y1="24.876cm" svg:x2="7.35cm" svg:y2="24.876cm">
          <text:p/>
        </draw:line>
        <draw:custom-shape draw:style-name="gr18" draw:text-style-name="P1" draw:layer="layout" svg:width="5.207cm" svg:height="4.318cm" svg:x="2.143cm" svg:y="22.844cm">
          <text:p text:style-name="P1">Execution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668cm" svg:y1="12.811cm" svg:x2="12.429cm" svg:y2="12.811cm">
          <text:p/>
        </draw:line>
        <draw:custom-shape draw:style-name="gr19" draw:text-style-name="P1" draw:layer="layout" svg:width="4.699cm" svg:height="2.794cm" svg:x="1.889cm" svg:y="11.414cm">
          <text:p text:style-name="P1">Fetch new CI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175cm" svg:y1="7.35cm" svg:x2="4.175cm" svg:y2="11.414cm">
          <text:p/>
        </draw:line>
        <draw:line draw:style-name="gr10" draw:text-style-name="P3" draw:layer="layout" svg:x1="6.588cm" svg:y1="12.811cm" svg:x2="7.477cm" svg:y2="12.811cm">
          <text:p/>
        </draw:line>
      </draw:page>
      <draw:page draw:name="page3" draw:style-name="dp1" draw:master-page-name="Default">
        <draw:custom-shape draw:style-name="gr1" draw:text-style-name="P1" draw:layer="layout" svg:width="18.288cm" svg:height="24.652cm" svg:x="1.356cm" svg:y="4.04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6.637cm" svg:height="1.651cm" svg:x="2.016cm" svg:y="1.635cm">
          <text:p text:style-name="P1">Supervisor Nod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874cm" svg:height="2.921cm" svg:x="1.889cm" svg:y="12.176cm">
          <text:p text:style-name="P1">IPF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874cm" svg:height="2.921cm" svg:x="11.16cm" svg:y="4.556cm">
          <text:p text:style-name="P1">Port Traffic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2.557cm" svg:y1="7.477cm" svg:x2="12.557cm" svg:y2="12.303cm">
          <text:p/>
        </draw:line>
        <draw:custom-shape draw:style-name="gr21" draw:text-style-name="P1" draw:layer="layout" svg:width="4.064cm" svg:height="2.032cm" svg:x="10.271cm" svg:y="12.303cm">
          <text:p text:style-name="P1">Change </text:p>
          <text:p text:style-name="P1">Commit CI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129cm" svg:y1="7.477cm" svg:x2="17.129cm" svg:y2="12.303cm">
          <text:p/>
        </draw:line>
        <draw:custom-shape draw:style-name="gr21" draw:text-style-name="P1" draw:layer="layout" svg:width="4.064cm" svg:height="2.032cm" svg:x="14.843cm" svg:y="12.303cm">
          <text:p text:style-name="P1">Vote CID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318cm" svg:height="2.794cm" svg:x="10.398cm" svg:y="15.732cm">
          <text:p text:style-name="P1">Test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2.557cm" svg:y1="14.335cm" svg:x2="12.557cm" svg:y2="15.732cm">
          <text:p/>
        </draw:line>
        <draw:line draw:style-name="gr10" draw:text-style-name="P3" draw:layer="layout" svg:x1="17.129cm" svg:y1="14.335cm" svg:x2="17.256cm" svg:y2="22.717cm">
          <text:p/>
        </draw:line>
        <draw:line draw:style-name="gr10" draw:text-style-name="P3" draw:layer="layout" svg:x1="12.684cm" svg:y1="18.526cm" svg:x2="12.684cm" svg:y2="22.717cm">
          <text:p/>
        </draw:line>
        <draw:custom-shape draw:style-name="gr23" draw:text-style-name="P1" draw:layer="layout" svg:width="8.636cm" svg:height="2.794cm" svg:x="10.271cm" svg:y="22.717cm">
          <text:p text:style-name="P1">Test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271cm" svg:y1="24.241cm" svg:x2="8.239cm" svg:y2="24.241cm">
          <text:p/>
        </draw:line>
        <draw:custom-shape draw:style-name="gr24" draw:text-style-name="P1" draw:layer="layout" svg:width="6.35cm" svg:height="4.318cm" svg:x="1.889cm" svg:y="22.336cm">
          <text:p text:style-name="P1">Election Database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81cm" svg:y1="22.336cm" svg:x2="4.81cm" svg:y2="14.97cm">
          <text:p/>
        </draw:line>
        <draw:custom-shape draw:style-name="gr25" draw:text-style-name="P1" draw:layer="layout" svg:width="6.604cm" svg:height="2.921cm" svg:x="2.016cm" svg:y="4.683cm">
          <text:p text:style-name="P1">New CI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81cm" svg:y1="12.176cm" svg:x2="4.81cm" svg:y2="7.604cm">
          <text:p/>
        </draw:line>
        <draw:line draw:style-name="gr10" draw:text-style-name="P3" draw:layer="layout" svg:x1="8.62cm" svg:y1="6.08cm" svg:x2="11.16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9T17:07:22.244229573</meta:creation-date>
    <dc:date>2019-12-30T10:22:17.057112020</dc:date>
    <meta:editing-duration>PT8M3S</meta:editing-duration>
    <meta:editing-cycles>2</meta:editing-cycles>
    <meta:generator>LibreOffice/6.1.5.2$Linux_X86_64 LibreOffice_project/10$Build-2</meta:generator>
    <meta:document-statistic meta:object-count="52"/>
  </office:meta>
</office:document-meta>
</file>